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4d1ec" officeooo:paragraph-rsid="0014d1ec" style:font-weight-asian="bold" style:font-weight-complex="bold"/>
    </style:style>
    <style:style style:name="P2" style:family="paragraph" style:parent-style-name="Standard">
      <style:text-properties officeooo:rsid="000ce01d" officeooo:paragraph-rsid="000ce01d"/>
    </style:style>
    <style:style style:name="P3" style:family="paragraph" style:parent-style-name="Standard">
      <style:text-properties fo:color="#ce181e" style:font-name="Noto Mono" fo:font-size="13pt" fo:font-style="italic" style:text-underline-style="solid" style:text-underline-width="auto" style:text-underline-color="font-color" fo:font-weight="bold" officeooo:rsid="00159af3" officeooo:paragraph-rsid="00159af3" style:font-size-asian="11.3500003814697pt" style:font-style-asian="italic" style:font-weight-asian="bold" style:font-size-complex="13pt" style:font-style-complex="italic" style:font-weight-complex="bold"/>
    </style:style>
    <style:style style:name="P4" style:family="paragraph" style:parent-style-name="Standard" style:list-style-name="L1">
      <style:text-properties officeooo:rsid="000ce01d" officeooo:paragraph-rsid="000ce01d"/>
    </style:style>
    <style:style style:name="P5" style:family="paragraph" style:parent-style-name="Standard" style:list-style-name="L1">
      <style:text-properties officeooo:rsid="000dd48e" officeooo:paragraph-rsid="000dd48e"/>
    </style:style>
    <style:style style:name="P6" style:family="paragraph" style:parent-style-name="Standard" style:list-style-name="L1">
      <style:text-properties officeooo:rsid="000f58df" officeooo:paragraph-rsid="000f58df"/>
    </style:style>
    <style:style style:name="P7" style:family="paragraph" style:parent-style-name="Standard" style:list-style-name="L1">
      <style:text-properties officeooo:rsid="00102c98" officeooo:paragraph-rsid="00102c98"/>
    </style:style>
    <style:style style:name="P8" style:family="paragraph" style:parent-style-name="Standard" style:list-style-name="L1">
      <style:text-properties officeooo:rsid="0011910f" officeooo:paragraph-rsid="0011910f"/>
    </style:style>
    <style:style style:name="P9" style:family="paragraph" style:parent-style-name="Standard" style:list-style-name="L1">
      <style:text-properties officeooo:rsid="0013847a" officeooo:paragraph-rsid="0013847a"/>
    </style:style>
    <style:style style:name="P10" style:family="paragraph" style:parent-style-name="Standard" style:list-style-name="L1">
      <style:text-properties officeooo:rsid="0014d1ec" officeooo:paragraph-rsid="0014d1ec"/>
    </style:style>
    <style:style style:name="P11" style:family="paragraph" style:parent-style-name="Standard">
      <style:text-properties style:use-window-font-color="true" style:font-name="Noto Mono" fo:font-size="13pt" fo:font-style="normal" style:text-underline-style="none" fo:font-weight="normal" officeooo:rsid="00159af3" officeooo:paragraph-rsid="00159af3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1705f2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80da9" style:font-style-asian="normal" style:font-weight-asian="normal" style:font-style-complex="normal" style:font-weight-complex="normal"/>
    </style:style>
    <style:style style:name="T4" style:family="text">
      <style:text-properties officeooo:rsid="001a0bc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53184180" text:style-name="L1">
        <text:list-item>
          <text:p text:style-name="P4">A</text:p>
        </text:list-item>
        <text:list-item>
          <text:p text:style-name="P4">B</text:p>
        </text:list-item>
        <text:list-item>
          <text:p text:style-name="P4">C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B</text:p>
        </text:list-item>
        <text:list-item>
          <text:p text:style-name="P4">B</text:p>
        </text:list-item>
        <text:list-item>
          <text:p text:style-name="P4">D</text:p>
        </text:list-item>
        <text:list-item>
          <text:p text:style-name="P4">C</text:p>
        </text:list-item>
        <text:list-item>
          <text:p text:style-name="P4">B</text:p>
        </text:list-item>
        <text:list-item>
          <text:p text:style-name="P4">D</text:p>
        </text:list-item>
        <text:list-item>
          <text:p text:style-name="P4">C</text:p>
        </text:list-item>
        <text:list-item>
          <text:p text:style-name="P4">A</text:p>
        </text:list-item>
        <text:list-item>
          <text:p text:style-name="P4">B</text:p>
        </text:list-item>
        <text:list-item>
          <text:p text:style-name="P4">A</text:p>
        </text:list-item>
        <text:list-item>
          <text:p text:style-name="P4">B</text:p>
        </text:list-item>
        <text:list-item>
          <text:p text:style-name="P5">A</text:p>
        </text:list-item>
        <text:list-item>
          <text:p text:style-name="P5">B</text:p>
        </text:list-item>
        <text:list-item>
          <text:p text:style-name="P6">B</text:p>
        </text:list-item>
        <text:list-item>
          <text:p text:style-name="P7">C</text:p>
        </text:list-item>
        <text:list-item>
          <text:p text:style-name="P7">B</text:p>
        </text:list-item>
        <text:list-item>
          <text:p text:style-name="P7">B</text:p>
        </text:list-item>
        <text:list-item>
          <text:p text:style-name="P7">A</text:p>
        </text:list-item>
        <text:list-item>
          <text:p text:style-name="P7">C </text:p>
        </text:list-item>
        <text:list-item>
          <text:p text:style-name="P8">D</text:p>
        </text:list-item>
        <text:list-item>
          <text:p text:style-name="P8">C</text:p>
        </text:list-item>
        <text:list-item>
          <text:p text:style-name="P8"><text:s/>A</text:p>
        </text:list-item>
        <text:list-item>
          <text:p text:style-name="P8">A</text:p>
        </text:list-item>
        <text:list-item>
          <text:p text:style-name="P8">C</text:p>
        </text:list-item>
        <text:list-item>
          <text:p text:style-name="P8">C</text:p>
        </text:list-item>
        <text:list-item>
          <text:p text:style-name="P8">C</text:p>
        </text:list-item>
        <text:list-item>
          <text:p text:style-name="P8">B</text:p>
        </text:list-item>
        <text:list-item>
          <text:p text:style-name="P8">B</text:p>
        </text:list-item>
        <text:list-item>
          <text:p text:style-name="P8">A</text:p>
        </text:list-item>
        <text:list-item>
          <text:p text:style-name="P8">D</text:p>
        </text:list-item>
        <text:list-item>
          <text:p text:style-name="P8">A</text:p>
        </text:list-item>
        <text:list-item>
          <text:p text:style-name="P8">D</text:p>
        </text:list-item>
        <text:list-item>
          <text:p text:style-name="P9">B</text:p>
        </text:list-item>
        <text:list-item>
          <text:p text:style-name="P9">A</text:p>
        </text:list-item>
        <text:list-item>
          <text:p text:style-name="P9">D</text:p>
        </text:list-item>
        <text:list-item>
          <text:p text:style-name="P9">B</text:p>
        </text:list-item>
        <text:list-item>
          <text:p text:style-name="P9">B</text:p>
        </text:list-item>
        <text:list-item>
          <text:p text:style-name="P9">C</text:p>
        </text:list-item>
        <text:list-item>
          <text:p text:style-name="P9">C</text:p>
        </text:list-item>
        <text:list-item>
          <text:p text:style-name="P9">A</text:p>
        </text:list-item>
        <text:list-item>
          <text:p text:style-name="P10">A</text:p>
        </text:list-item>
        <text:list-item>
          <text:p text:style-name="P10">B</text:p>
        </text:list-item>
        <text:list-item>
          <text:p text:style-name="P10">C</text:p>
        </text:list-item>
        <text:list-item>
          <text:p text:style-name="P10">B</text:p>
        </text:list-item>
        <text:list-item>
          <text:p text:style-name="P10">A</text:p>
        </text:list-item>
      </text:list>
      <text:p text:style-name="P2"><text:soft-page-break/></text:p>
      <text:p text:style-name="P3">Correction</text:p>
      <text:p text:style-name="P11"/>
      <text:p text:style-name="P11">1.C</text:p>
      <text:p text:style-name="P11">4.A</text:p>
      <text:p text:style-name="P11">5.B</text:p>
      <text:p text:style-name="P3"><text:span text:style-name="T1">8.</text:span><text:span text:style-name="T2">A</text:span></text:p>
      <text:p text:style-name="P3"><text:span text:style-name="T1">9.</text:span><text:span text:style-name="T2">A</text:span></text:p>
      <text:p text:style-name="P3"><text:span text:style-name="T1">14.</text:span><text:span text:style-name="T2">A</text:span></text:p>
      <text:p text:style-name="P3"><text:span text:style-name="T1">16.</text:span><text:span text:style-name="T2">C</text:span></text:p>
      <text:p text:style-name="P3"><text:span text:style-name="T1">19.</text:span><text:span text:style-name="T2">D</text:span></text:p>
      <text:p text:style-name="P3"><text:span text:style-name="T1">21.</text:span><text:span text:style-name="T2">D</text:span></text:p>
      <text:p text:style-name="P3"><text:span text:style-name="T1">24.</text:span><text:span text:style-name="T2">A</text:span></text:p>
      <text:p text:style-name="P3"><text:span text:style-name="T1">27.</text:span><text:span text:style-name="T3">A</text:span></text:p>
      <text:p text:style-name="P3"><text:span text:style-name="T1">30.</text:span><text:span text:style-name="T3">D</text:span></text:p>
      <text:p text:style-name="P3"><text:span text:style-name="T1">33.</text:span><text:span text:style-name="T3">D</text:span></text:p>
      <text:p text:style-name="P11">34.<text:span text:style-name="T4">D</text:span></text:p>
      <text:p text:style-name="P11">36.<text:span text:style-name="T4">D</text:span></text:p>
      <text:p text:style-name="P11">38.<text:span text:style-name="T4">C</text:span></text:p>
      <text:p text:style-name="P11">39.<text:span text:style-name="T4">B</text:span></text:p>
      <text:p text:style-name="P11">41.<text:span text:style-name="T4">A</text:span></text:p>
      <text:p text:style-name="P11">46.<text:span text:style-name="T4">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4d1ec" officeooo:paragraph-rsid="0014d1ec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87-92 REVISION EXERCISE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7:11:13.583359521</meta:creation-date>
    <dc:date>2020-06-08T17:36:59.420964714</dc:date>
    <meta:editing-duration>PT14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1" meta:word-count="126" meta:character-count="306" meta:non-whitespace-character-count="299"/>
  </office:meta>
</office:document-meta>
</file>